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docs-Calibri" svg:font-family="docs-Calibri, Aria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adornments="Pogrubiony"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size="12pt" officeooo:paragraph-rsid="000ab7bc" style:font-size-asian="12pt" style:font-size-complex="12pt"/>
    </style:style>
    <style:style style:name="P3" style:family="paragraph" style:parent-style-name="Standard">
      <style:paragraph-properties fo:text-align="end" style:justify-single-word="false"/>
      <style:text-properties style:font-name="Arial1" fo:font-size="12pt" officeooo:rsid="000ab7bc" officeooo:paragraph-rsid="000ab7bc" style:font-size-asian="12pt" style:font-size-complex="12pt"/>
    </style:style>
    <style:style style:name="P4" style:family="paragraph" style:parent-style-name="Standard">
      <style:paragraph-properties fo:text-align="center" style:justify-single-word="false"/>
      <style:text-properties style:font-name="Arial1" fo:font-size="12pt" officeooo:paragraph-rsid="000ab7bc" style:font-size-asian="12pt" style:font-size-complex="12pt"/>
    </style:style>
    <style:style style:name="P5" style:family="paragraph" style:parent-style-name="Standard">
      <style:paragraph-properties fo:text-align="end" style:justify-single-word="false"/>
      <style:text-properties style:font-name="Arial1" fo:font-size="12pt" officeooo:paragraph-rsid="000ab7bc" style:font-size-asian="12pt" style:font-size-complex="12pt"/>
    </style:style>
    <style:style style:name="P6" style:family="paragraph" style:parent-style-name="Standard">
      <style:paragraph-properties fo:line-height="150%" fo:text-align="justify" style:justify-single-word="false"/>
      <style:text-properties style:font-name="Arial1" fo:font-size="12pt" style:font-size-asian="12pt" style:font-size-complex="12pt"/>
    </style:style>
    <style:style style:name="P7" style:family="paragraph" style:parent-style-name="Standard">
      <style:paragraph-properties fo:text-align="center" style:justify-single-word="false"/>
      <style:text-properties style:font-name="Arial1" fo:font-size="16pt" fo:font-weight="bold" officeooo:paragraph-rsid="000ab7bc"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style:font-name="Arial1" officeooo:paragraph-rsid="00100fc5"/>
    </style:style>
    <style:style style:name="P9" style:family="paragraph" style:parent-style-name="Standard" style:master-page-name="Standard">
      <style:paragraph-properties fo:text-align="center" style:justify-single-word="false" style:page-number="auto"/>
      <style:text-properties style:font-name="Arial1" fo:font-size="12pt" officeooo:paragraph-rsid="000ab7bc" style:font-size-asian="12pt" style:font-size-complex="12pt"/>
    </style:style>
    <style:style style:name="P10" style:family="paragraph" style:parent-style-name="Text_20_body">
      <style:text-properties fo:font-size="2pt" style:font-size-asian="1.75pt" style:font-size-complex="2pt"/>
    </style:style>
    <style:style style:name="P11" style:family="paragraph" style:parent-style-name="Text_20_body">
      <style:text-properties fo:font-size="2pt" officeooo:paragraph-rsid="00100fc5" style:font-size-asian="1.75pt" style:font-size-complex="2pt"/>
    </style:style>
    <style:style style:name="P12" style:family="paragraph" style:parent-style-name="List_20_Paragraph" style:list-style-name="WWNum1">
      <style:text-properties style:font-name="Arial1"/>
    </style:style>
    <style:style style:name="P13" style:family="paragraph" style:parent-style-name="List_20_Paragraph" style:list-style-name="WWNum1">
      <style:paragraph-properties fo:line-height="150%" fo:text-align="justify" style:justify-single-word="false"/>
      <style:text-properties style:font-name="Arial1" officeooo:paragraph-rsid="00100fc5"/>
    </style:style>
    <style:style style:name="P14" style:family="paragraph" style:parent-style-name="List_20_Paragraph" style:list-style-name="WWNum2">
      <style:paragraph-properties fo:line-height="150%" fo:text-align="justify" style:justify-single-word="false"/>
      <style:text-properties style:font-name="Arial1" fo:font-size="12pt" style:font-size-asian="12pt" style:font-size-complex="12pt"/>
    </style:style>
    <style:style style:name="P15" style:family="paragraph" style:parent-style-name="Heading_20_1">
      <style:paragraph-properties fo:break-before="page"/>
      <style:text-properties officeooo:rsid="000e101d" officeooo:paragraph-rsid="000e101d"/>
    </style:style>
    <style:style style:name="P16" style:family="paragraph" style:parent-style-name="Heading_20_2">
      <style:text-properties officeooo:rsid="00100fc5" officeooo:paragraph-rsid="00100fc5"/>
    </style:style>
    <style:style style:name="T1" style:family="text">
      <style:text-properties fo:font-size="14pt" style:font-size-asian="14pt"/>
    </style:style>
    <style:style style:name="T2" style:family="text">
      <style:text-properties fo:font-size="14pt" officeooo:rsid="0011efcc" style:font-size-asian="14pt"/>
    </style:style>
    <style:style style:name="T3" style:family="text">
      <style:text-properties fo:font-weight="bold" style:font-weight-asian="bold"/>
    </style:style>
    <style:style style:name="T4" style:family="text">
      <style:text-properties fo:color="#222222" fo:background-color="#ffffff" loext:char-shading-value="0"/>
    </style:style>
    <style:style style:name="T5" style:family="text">
      <style:text-properties fo:color="#222222" fo:font-style="italic" fo:background-color="#ffffff" loext:char-shading-value="0" style:font-style-asian="italic" style:font-style-complex="italic"/>
    </style:style>
    <style:style style:name="T6" style:family="text">
      <style:text-properties officeooo:rsid="000ab7bc"/>
    </style:style>
    <style:style style:name="T7" style:family="text">
      <style:text-properties fo:font-variant="normal" fo:text-transform="none" fo:color="#000000" fo:letter-spacing="normal" fo:font-style="normal"/>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officeooo:rsid="00100fc5"/>
    </style:style>
    <style:style style:name="T11" style:family="text">
      <style:text-properties officeooo:rsid="0011ef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8">Politechnika Śląska w Gliwicach</text:span> </text:p>
      <text:p text:style-name="P7">Wydział Automatyki, Elektroniki i Informatyki</text:p>
      <text:p text:style-name="P7"/>
      <text:p text:style-name="P7"/>
      <text:p text:style-name="P7"/>
      <text:p text:style-name="P7"/>
      <text:p text:style-name="P7"/>
      <text:p text:style-name="P4"><text:s/><text:span text:style-name="T9">Przetwarzanie Informacji Wizyjnej</text:span> </text:p>
      <text:p text:style-name="P2"/>
      <text:p text:style-name="P2"/>
      <text:p text:style-name="P2"/>
      <text:p text:style-name="P2"/>
      <text:p text:style-name="P2"/>
      <text:p text:style-name="P7">Temat: </text:p>
      <text:p text:style-name="P7"><text:span text:style-name="T7">Porównanie wyników kwantyzacji barwy techniką k-means z losową inicjalizacją z techniką k-means++</text:span></text:p>
      <text:p text:style-name="P5"/>
      <text:p text:style-name="P5"/>
      <text:p text:style-name="P5"/>
      <text:p text:style-name="P5"/>
      <text:p text:style-name="P5"/>
      <text:p text:style-name="P5"/>
      <text:p text:style-name="P5">Grupa 3 </text:p>
      <text:p text:style-name="P5"><text:span text:style-name="T6">Szymon Zosgórnik</text:span> </text:p>
      <text:p text:style-name="P3">Michał Cieśliński</text:p>
      <text:p text:style-name="P4"/>
      <text:p text:style-name="P4"/>
      <text:p text:style-name="P4">Gliwice 20<text:span text:style-name="T6">20</text:span> </text:p>
      <text:h text:style-name="P15" text:outline-level="1">Wstęp teoretyczny</text:h>
      <text:h text:style-name="P16" text:outline-level="2">Technika k-means z losową inicjalizacją</text:h>
      <text:p text:style-name="P11"/>
      <text:p text:style-name="P8"><text:tab/>Algorytm <text:span text:style-name="T10">k</text:span>-means jest metodą kwantyzacji wektorów, któr<text:span text:style-name="T10">y</text:span> często <text:span text:style-name="T10">jest</text:span> używan<text:span text:style-name="T10">y</text:span> w analizie klastrów <text:span text:style-name="T10">oraz klasteryzacji</text:span>. Zadaniem algorytmu jest podzielenie <text:span text:style-name="T3">n</text:span> danych na <text:span text:style-name="T3">k</text:span> klastrów, gdzie każda dana należy do klastra z najbliższym środkiem. <text:s/>Działanie algorytmu można opisać w 4 <text:s/><text:span text:style-name="T10">następujących </text:span>krokach.</text:p>
      <text:list xml:id="list802515999" text:style-name="WWNum1">
        <text:list-item>
          <text:p text:style-name="P13">Wybór ilości klastrów - <text:span text:style-name="T10">należy</text:span> założyć <text:span text:style-name="T10">a priori</text:span> <text:span text:style-name="T10">ich liczbę</text:span>. <text:span text:style-name="T10">Umieszczenie </text:span>zadan<text:span text:style-name="T10">ej</text:span> iloś<text:span text:style-name="T10">ci</text:span> punktów w losowy sposób w przestrzeni.</text:p>
        </text:list-item>
        <text:list-item>
          <text:p text:style-name="P13">Wylicz<text:span text:style-name="T10">enie</text:span> średni<text:span text:style-name="T10">ej</text:span> odległoś<text:span text:style-name="T10">ci</text:span> poszczególnych punktów i przypis<text:span text:style-name="T10">anie</text:span> im najbliższ<text:span text:style-name="T10">ej</text:span> centroid<text:span text:style-name="T10">y.</text:span></text:p>
        </text:list-item>
        <text:list-item>
          <text:p text:style-name="P13">Wylicz<text:span text:style-name="T10">enie</text:span> średni<text:span text:style-name="T10">ej</text:span> arytmetyczn<text:span text:style-name="T10">ej</text:span> z punktów w poszczególnych grupach, <text:s/><text:span text:style-name="T10">a </text:span>następnie <text:span text:style-name="T10">zapisanie wyniku</text:span> jako nowe położenie centroidy.</text:p>
        </text:list-item>
        <text:list-item>
          <text:p text:style-name="P13">Powtarza<text:span text:style-name="T10">nie</text:span> krok<text:span text:style-name="T10">u</text:span> 2 i 3 tak długo aż przynależność punktów do grup nie zmienia się wraz z iteracjami</text:p>
        </text:list-item>
      </text:list>
      <text:p text:style-name="P8"><text:tab/>Zalet<text:span text:style-name="T10">ą</text:span> algorytmu <text:span text:style-name="T10">k</text:span>-means jest prostota w działaniu, co przekłada się na <text:span text:style-name="T10">jego</text:span> wydajność. Dodatkowo przy dużej ilości danych i małej ilości grup algorytm <text:span text:style-name="T10">zwraca</text:span> wynik <text:span text:style-name="T10">szybciej</text:span> od <text:span text:style-name="T10">konkurencyjnych</text:span> algorytmów. <text:span text:style-name="T10">Jednakże istnieją również wady algorytmu k-means. P</text:span>ierwsza to brak pomocy w określeniu ilości grup (<text:span text:style-name="T11">k</text:span>) – <text:span text:style-name="T11">wartość ta zadawana jest jako parametr.</text:span> <text:span text:style-name="T11">D</text:span>rug<text:span text:style-name="T11">ą wadą są</text:span> różne wyniki w zależności od wartości początkowych. Dodatkowo przez losowo dobierane centroidy, wynik będzie inny na tym samym zestawie danych. <text:span text:style-name="T11">Randomizacja ta może wpłynąć niekorzystnie na otrzymywane wyniki, a nawet powodować błędy grube.</text:span></text:p>
      <text:p text:style-name="P8"/>
      <text:h text:style-name="P16" text:outline-level="2">Technika k-means++</text:h>
      <text:p text:style-name="P10"/>
      <text:p text:style-name="P6"><text:span text:style-name="T11">W </text:span>tym momencie z pomocą przychodzi nam drugi algorytm k-means++. Jest to algorytm do wybierania początkowych wartości centroidów. Zasada działa k-means++ może być opisana <text:s/>w 5 krokach</text:p>
      <text:list xml:id="list3731264235" text:style-name="WWNum2">
        <text:list-item>
          <text:p text:style-name="P14">Wybieramy 1 centroidę spośród danych w sposób losowy. </text:p>
        </text:list-item>
        <text:list-item>
          <text:p text:style-name="P14">Dla każdej danej wyliczamy odległość pomiędzy daną a centroidą.</text:p>
        </text:list-item>
        <text:list-item>
          <text:p text:style-name="P14"><text:soft-page-break/>Wybieramy następną centroidę spośród danych aby prawdopodobieństwo wyboru punktu jako centroidy było proporcjonalne do dystansu do najbliższego, poprzednio wybranej centroidy. Zazwyczaj jest to punkt który jest najdalej oddalony od poprzedniej centroidy.</text:p>
        </text:list-item>
        <text:list-item>
          <text:p text:style-name="P14">Powtarzamy 2 i 3 punkt aż nie otrzymamy K centroid.</text:p>
        </text:list-item>
        <text:list-item>
          <text:p text:style-name="P14">Przechodzimy do algorytmu k-means pomijając pkt 1.</text:p>
        </text:list-item>
      </text:list>
      <text:p text:style-name="P6">Przez swoją złożoność przy wyborze centroid k-means++ jest wolniejszy. Natomiast k-means++ gwarantuje nam znalezienie wyniku który ma złożoność <text:span text:style-name="T4">O(log </text:span><text:span text:style-name="T5">k</text:span><text:span text:style-name="T4">)</text:span> do optymalnego wyniku k-me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docs-Calibri" svg:font-family="docs-Calibri, Aria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adornments="Pogrubiony"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l" fo:country="PL" style:letter-kerning="false" style:font-name-asian="Calibri" style:font-size-asian="12pt" style:language-asian="en" style:country-asian="US" style:font-name-complex="Arial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pl" fo:country="PL" style:letter-kerning="false" style:font-name-asian="Calibri" style:font-size-asian="12pt" style:language-asian="en" style:country-asian="US" style:font-name-complex="Arial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class="text" style:master-page-name="">
      <loext:graphic-properties draw:fill="none"/>
      <style:paragraph-properties fo:margin-left="0cm" fo:margin-right="0cm" fo:margin-top="0.42cm" fo:margin-bottom="0.21cm" loext:contextual-spacing="false" fo:text-align="start" style:justify-single-word="false" fo:text-indent="0cm" style:auto-text-indent="false" style:page-number="auto" fo:background-color="transparent">
        <style:tab-stops/>
      </style:paragraph-properties>
      <style:text-properties style:font-name="Arial2" fo:font-family="Arial" style:font-style-name="Pogrubiony" style:font-family-generic="swiss" style:font-pitch="variable" fo:font-size="16pt" fo:font-weight="bold" officeooo:rsid="000c7f04" style:font-size-asian="16pt" style:font-weight-asian="bold"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49cm" fo:margin-bottom="0.21cm" loext:contextual-spacing="false" fo:text-align="start" style:justify-single-word="false" fo:text-indent="0cm" style:auto-text-indent="false" style:page-number="auto"/>
      <style:text-properties style:font-name="Arial2" fo:font-family="Arial" style:font-style-name="Pogrubiony" style:font-family-generic="swiss" style:font-pitch="variable" fo:font-size="14pt" fo:font-weight="bold" officeooo:rsid="000c7f04"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ł CIeśliński</meta:initial-creator>
    <meta:editing-cycles>6</meta:editing-cycles>
    <meta:creation-date>2020-01-06T10:36:00</meta:creation-date>
    <dc:date>2020-01-07T12:42:06.922000000</dc:date>
    <meta:editing-duration>PT22M16S</meta:editing-duration>
    <meta:generator>LibreOffice/6.1.3.2$Windows_x86 LibreOffice_project/86daf60bf00efa86ad547e59e09d6bb77c699acb</meta:generator>
    <meta:document-statistic meta:table-count="0" meta:image-count="0" meta:object-count="0" meta:page-count="3" meta:paragraph-count="25" meta:word-count="360" meta:character-count="2563" meta:non-whitespace-character-count="22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